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dd3" officeooo:paragraph-rsid="000f0dd3"/>
    </style:style>
    <style:style style:name="P2" style:family="paragraph" style:parent-style-name="Standard">
      <style:paragraph-properties fo:text-align="center" style:justify-single-word="false"/>
      <style:text-properties officeooo:rsid="000f0dd3" officeooo:paragraph-rsid="000f0dd3"/>
    </style:style>
    <style:style style:name="P3" style:family="paragraph" style:parent-style-name="Standard">
      <style:paragraph-properties fo:text-align="start" style:justify-single-word="false"/>
      <style:text-properties officeooo:rsid="000f0dd3" officeooo:paragraph-rsid="000f0dd3"/>
    </style:style>
    <style:style style:name="P4" style:family="paragraph" style:parent-style-name="Standard">
      <style:text-properties fo:font-style="italic" officeooo:rsid="000f0dd3" officeooo:paragraph-rsid="000f0dd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0f0dd3" officeooo:paragraph-rsid="000f0dd3"/>
    </style:style>
    <style:style style:name="P6" style:family="paragraph" style:parent-style-name="Standard">
      <style:paragraph-properties fo:text-align="start" style:justify-single-word="false"/>
      <style:text-properties officeooo:rsid="000ff7d3" officeooo:paragraph-rsid="000ff7d3"/>
    </style:style>
    <style:style style:name="P7" style:family="paragraph" style:parent-style-name="Standard">
      <style:paragraph-properties fo:text-align="start" style:justify-single-word="false"/>
      <style:text-properties fo:font-weight="bold" officeooo:rsid="000ff7d3" officeooo:paragraph-rsid="000ff7d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uma breve descrição das principais classes e funções de sua implementação; </text:p>
      <text:p text:style-name="P4">2. descrição da heurística utilizada no A* e justificativa de sua escolha; </text:p>
      <text:p text:style-name="P4">3. informações sobre testes e análise do desempenho das diferentes buscas.</text:p>
      <text:p text:style-name="P4"/>
      <text:p text:style-name="P1"/>
      <text:p text:style-name="P2">MAC0425/5739 – Inteligência Artificial – Exercício Programa 1</text:p>
      <text:p text:style-name="P2"/>
      <text:p text:style-name="P3">Introdução</text:p>
      <text:p text:style-name="P3"/>
      <text:p text:style-name="P3">Este trabalho tem como objetivo tralalala e etc.</text:p>
      <text:p text:style-name="P3"/>
      <text:p text:style-name="P6">Objetivos</text:p>
      <text:p text:style-name="P6"/>
      <text:p text:style-name="P6">Justificativa</text:p>
      <text:p text:style-name="P6"/>
      <text:p text:style-name="P7">Descrição do Problema</text:p>
      <text:p text:style-name="P6">O exercício consiste em implementar um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1:44:00.465217832</meta:creation-date>
    <meta:editing-duration>PT6M50S</meta:editing-duration>
    <meta:editing-cycles>3</meta:editing-cycles>
    <meta:generator>LibreOffice/4.1.1.2$Linux_X86_64 LibreOffice_project/410m0$Build-2</meta:generator>
    <meta:initial-creator>Monna Cleide</meta:initial-creator>
    <dc:date>2013-09-25T11:51:24.443508528</dc:date>
    <dc:creator>Monna Cleide</dc:creator>
    <meta:document-statistic meta:table-count="0" meta:image-count="0" meta:object-count="0" meta:page-count="1" meta:paragraph-count="10" meta:word-count="61" meta:character-count="428" meta:non-whitespace-character-count="372"/>
  </office:meta>
</office:document-meta>
</file>